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fo:language="en" fo:country="IN"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ize="20pt" fo:language="en" fo:country="IN" style:text-underline-style="solid" style:text-underline-width="auto" style:text-underline-color="font-color" fo:font-weight="bold" officeooo:rsid="001f9bbd" style:font-weight-asian="bold" style:font-weight-complex="bold"/>
    </style:style>
    <style:style style:name="P3" style:family="paragraph" style:parent-style-name="Standard">
      <style:paragraph-properties fo:text-align="start" style:justify-single-word="false"/>
      <style:text-properties fo:font-size="12pt" fo:language="en" fo:country="IN" style:text-underline-style="none" fo:font-weight="normal" officeooo:rsid="001f9bbd" officeooo:paragraph-rsid="001f9bbd" style:font-weight-asian="normal" style:font-weight-complex="normal"/>
    </style:style>
    <style:style style:name="P4" style:family="paragraph" style:parent-style-name="Standard">
      <style:paragraph-properties fo:text-align="start" style:justify-single-word="false"/>
      <style:text-properties fo:font-size="12pt" fo:language="en" fo:country="IN" style:text-underline-style="none" fo:font-weight="normal" officeooo:rsid="00211fbd" officeooo:paragraph-rsid="00211fbd" style:font-weight-asian="normal" style:font-weight-complex="normal"/>
    </style:style>
    <style:style style:name="P5" style:family="paragraph" style:parent-style-name="Standard">
      <style:paragraph-properties fo:text-align="start" style:justify-single-word="false"/>
      <style:text-properties fo:font-size="12pt" fo:language="en" fo:country="IN" style:text-underline-style="none" fo:font-weight="normal" officeooo:rsid="00211fbd" officeooo:paragraph-rsid="00343811" style:font-weight-asian="normal" style:font-weight-complex="normal"/>
    </style:style>
    <style:style style:name="P6" style:family="paragraph" style:parent-style-name="Standard">
      <style:paragraph-properties fo:text-align="start" style:justify-single-word="false"/>
      <style:text-properties fo:font-size="12pt" fo:language="en" fo:country="IN" style:text-underline-style="none" fo:font-weight="normal" officeooo:rsid="00211fbd" officeooo:paragraph-rsid="0035d352" style:font-weight-asian="normal" style:font-weight-complex="normal"/>
    </style:style>
    <style:style style:name="P7" style:family="paragraph" style:parent-style-name="Standard">
      <style:paragraph-properties fo:text-align="start" style:justify-single-word="false"/>
      <style:text-properties fo:font-size="12pt" fo:language="en" fo:country="IN" style:text-underline-style="none" fo:font-weight="normal" officeooo:rsid="002181aa" officeooo:paragraph-rsid="002181aa" style:font-weight-asian="normal" style:font-weight-complex="normal"/>
    </style:style>
    <style:style style:name="P8" style:family="paragraph" style:parent-style-name="Standard">
      <style:paragraph-properties fo:text-align="start" style:justify-single-word="false"/>
      <style:text-properties fo:font-size="12pt" fo:language="en" fo:country="IN" style:text-underline-style="none" fo:font-weight="normal" officeooo:rsid="002181aa" officeooo:paragraph-rsid="00360d39" style:font-weight-asian="normal" style:font-weight-complex="normal"/>
    </style:style>
    <style:style style:name="P9" style:family="paragraph" style:parent-style-name="Standard">
      <style:paragraph-properties fo:text-align="start" style:justify-single-word="false"/>
      <style:text-properties fo:font-size="12pt" fo:language="en" fo:country="IN" style:text-underline-style="none" fo:font-weight="normal" officeooo:rsid="002181aa" officeooo:paragraph-rsid="0036e6fe" style:font-weight-asian="normal" style:font-weight-complex="normal"/>
    </style:style>
    <style:style style:name="P10" style:family="paragraph" style:parent-style-name="Standard">
      <style:paragraph-properties fo:text-align="start" style:justify-single-word="false"/>
      <style:text-properties fo:font-size="12pt" fo:language="en" fo:country="IN" style:text-underline-style="none" fo:font-weight="normal" officeooo:rsid="0021d50c" officeooo:paragraph-rsid="0021d50c" style:font-weight-asian="normal" style:font-weight-complex="normal"/>
    </style:style>
    <style:style style:name="P11" style:family="paragraph" style:parent-style-name="Standard">
      <style:paragraph-properties fo:text-align="start" style:justify-single-word="false"/>
      <style:text-properties fo:font-size="12pt" fo:language="en" fo:country="IN" style:text-underline-style="none" fo:font-weight="normal" officeooo:rsid="0021d50c" officeooo:paragraph-rsid="0036e6fe" style:font-weight-asian="normal" style:font-weight-complex="normal"/>
    </style:style>
    <style:style style:name="P12" style:family="paragraph" style:parent-style-name="Standard">
      <style:paragraph-properties fo:text-align="start" style:justify-single-word="false"/>
      <style:text-properties fo:font-size="12pt" fo:language="en" fo:country="IN" style:text-underline-style="none" fo:font-weight="normal" officeooo:rsid="0021d50c" officeooo:paragraph-rsid="0037d7ff" style:font-weight-asian="normal" style:font-weight-complex="normal"/>
    </style:style>
    <style:style style:name="P13" style:family="paragraph" style:parent-style-name="Standard">
      <style:paragraph-properties fo:text-align="start" style:justify-single-word="false"/>
      <style:text-properties fo:font-size="12pt" fo:language="en" fo:country="IN" style:text-underline-style="none" fo:font-weight="normal" officeooo:rsid="00229721" officeooo:paragraph-rsid="002332b5" style:font-weight-asian="normal" style:font-weight-complex="normal"/>
    </style:style>
    <style:style style:name="P14" style:family="paragraph" style:parent-style-name="Standard">
      <style:paragraph-properties fo:text-align="start" style:justify-single-word="false"/>
      <style:text-properties fo:font-size="12pt" fo:language="en" fo:country="IN" style:text-underline-style="none" fo:font-weight="normal" officeooo:rsid="002332b5" officeooo:paragraph-rsid="002332b5" style:font-weight-asian="normal" style:font-weight-complex="normal"/>
    </style:style>
    <style:style style:name="P15" style:family="paragraph" style:parent-style-name="Standard">
      <style:paragraph-properties fo:text-align="start" style:justify-single-word="false"/>
      <style:text-properties fo:font-size="12pt" fo:language="en" fo:country="IN" style:text-underline-style="none" fo:font-weight="normal" officeooo:rsid="002332b5" officeooo:paragraph-rsid="0037d7ff" style:font-weight-asian="normal" style:font-weight-complex="normal"/>
    </style:style>
    <style:style style:name="P16" style:family="paragraph" style:parent-style-name="Standard">
      <style:paragraph-properties fo:text-align="start" style:justify-single-word="false"/>
      <style:text-properties fo:font-size="12pt" fo:language="en" fo:country="IN" style:text-underline-style="none" fo:font-weight="normal" officeooo:rsid="002332b5" officeooo:paragraph-rsid="00384674" style:font-weight-asian="normal" style:font-weight-complex="normal"/>
    </style:style>
    <style:style style:name="P17" style:family="paragraph" style:parent-style-name="Standard">
      <style:paragraph-properties fo:text-align="start" style:justify-single-word="false"/>
      <style:text-properties fo:font-size="12pt" fo:language="en" fo:country="IN" style:text-underline-style="none" fo:font-weight="normal" officeooo:rsid="002332b5" officeooo:paragraph-rsid="00384b1c" style:font-weight-asian="normal" style:font-weight-complex="normal"/>
    </style:style>
    <style:style style:name="P18" style:family="paragraph" style:parent-style-name="Standard">
      <style:paragraph-properties fo:text-align="start" style:justify-single-word="false"/>
      <style:text-properties fo:font-size="12pt" fo:language="en" fo:country="IN" style:text-underline-style="none" fo:font-weight="normal" officeooo:rsid="002332b5" officeooo:paragraph-rsid="0038d815" style:font-weight-asian="normal" style:font-weight-complex="normal"/>
    </style:style>
    <style:style style:name="P19" style:family="paragraph" style:parent-style-name="Standard">
      <style:paragraph-properties fo:text-align="start" style:justify-single-word="false"/>
      <style:text-properties fo:font-size="12pt" fo:language="en" fo:country="IN" style:text-underline-style="none" fo:font-weight="normal" officeooo:rsid="002332b5" officeooo:paragraph-rsid="003a6855" style:font-weight-asian="normal" style:font-weight-complex="normal"/>
    </style:style>
    <style:style style:name="P20" style:family="paragraph" style:parent-style-name="Standard">
      <style:paragraph-properties fo:text-align="start" style:justify-single-word="false"/>
      <style:text-properties fo:font-size="12pt" fo:language="en" fo:country="IN" style:text-underline-style="none" fo:font-weight="normal" officeooo:rsid="00237766" officeooo:paragraph-rsid="00237766" style:font-weight-asian="normal" style:font-weight-complex="normal"/>
    </style:style>
    <style:style style:name="P21" style:family="paragraph" style:parent-style-name="Standard">
      <style:paragraph-properties fo:text-align="start" style:justify-single-word="false"/>
      <style:text-properties fo:font-size="12pt" fo:language="en" fo:country="IN" style:text-underline-style="none" fo:font-weight="normal" officeooo:rsid="00237766" officeooo:paragraph-rsid="003aca4a" style:font-weight-asian="normal" style:font-weight-complex="normal"/>
    </style:style>
    <style:style style:name="P22" style:family="paragraph" style:parent-style-name="Standard">
      <style:paragraph-properties fo:text-align="start" style:justify-single-word="false"/>
      <style:text-properties fo:font-size="12pt" fo:language="en" fo:country="IN" style:text-underline-style="none" fo:font-weight="normal" officeooo:rsid="00237766" officeooo:paragraph-rsid="003bd651" style:font-weight-asian="normal" style:font-weight-complex="normal"/>
    </style:style>
    <style:style style:name="P23" style:family="paragraph" style:parent-style-name="Standard">
      <style:paragraph-properties fo:text-align="start" style:justify-single-word="false"/>
      <style:text-properties fo:font-size="12pt" fo:language="en" fo:country="IN" style:text-underline-style="none" fo:font-weight="normal" officeooo:rsid="00237766" officeooo:paragraph-rsid="003ce456" style:font-weight-asian="normal" style:font-weight-complex="normal"/>
    </style:style>
    <style:style style:name="P24" style:family="paragraph" style:parent-style-name="Standard">
      <style:paragraph-properties fo:text-align="start" style:justify-single-word="false"/>
      <style:text-properties fo:font-size="12pt" fo:language="en" fo:country="IN" style:text-underline-style="none" fo:font-weight="normal" officeooo:rsid="00241cb8" officeooo:paragraph-rsid="00241cb8" style:font-weight-asian="normal" style:font-weight-complex="normal"/>
    </style:style>
    <style:style style:name="P25" style:family="paragraph" style:parent-style-name="Standard">
      <style:paragraph-properties fo:text-align="start" style:justify-single-word="false"/>
      <style:text-properties fo:font-size="12pt" fo:language="en" fo:country="IN" style:text-underline-style="none" fo:font-weight="normal" officeooo:rsid="00241cb8" officeooo:paragraph-rsid="003d60a0" style:font-weight-asian="normal" style:font-weight-complex="normal"/>
    </style:style>
    <style:style style:name="P26" style:family="paragraph" style:parent-style-name="Standard">
      <style:paragraph-properties fo:text-align="start" style:justify-single-word="false"/>
      <style:text-properties fo:font-size="12pt" fo:language="en" fo:country="IN" style:text-underline-style="none" fo:font-weight="normal" officeooo:rsid="00268139" officeooo:paragraph-rsid="00268139" style:font-weight-asian="normal" style:font-weight-complex="normal"/>
    </style:style>
    <style:style style:name="P27" style:family="paragraph" style:parent-style-name="Standard">
      <style:paragraph-properties fo:text-align="start" style:justify-single-word="false"/>
      <style:text-properties fo:font-size="12pt" fo:language="en" fo:country="IN" style:text-underline-style="none" fo:font-weight="normal" officeooo:rsid="00268139" officeooo:paragraph-rsid="003d60a0" style:font-weight-asian="normal" style:font-weight-complex="normal"/>
    </style:style>
    <style:style style:name="P28" style:family="paragraph" style:parent-style-name="Standard">
      <style:paragraph-properties fo:text-align="start" style:justify-single-word="false"/>
      <style:text-properties fo:font-size="12pt" fo:language="en" fo:country="IN" style:text-underline-style="none" fo:font-weight="normal" officeooo:rsid="00268139" officeooo:paragraph-rsid="003f408b" style:font-weight-asian="normal" style:font-weight-complex="normal"/>
    </style:style>
    <style:style style:name="P29" style:family="paragraph" style:parent-style-name="Standard">
      <style:paragraph-properties fo:text-align="start" style:justify-single-word="false"/>
      <style:text-properties fo:font-size="12pt" fo:language="en" fo:country="IN" style:text-underline-style="none" fo:font-weight="normal" officeooo:rsid="00283d86" officeooo:paragraph-rsid="00283d86" style:font-weight-asian="normal" style:font-weight-complex="normal"/>
    </style:style>
    <style:style style:name="P30" style:family="paragraph" style:parent-style-name="Standard">
      <style:paragraph-properties fo:text-align="start" style:justify-single-word="false"/>
      <style:text-properties fo:font-size="12pt" fo:language="en" fo:country="IN" style:text-underline-style="none" fo:font-weight="normal" officeooo:rsid="00283d86" officeooo:paragraph-rsid="003f408b" style:font-weight-asian="normal" style:font-weight-complex="normal"/>
    </style:style>
    <style:style style:name="P31" style:family="paragraph" style:parent-style-name="Standard">
      <style:paragraph-properties fo:text-align="start" style:justify-single-word="false"/>
      <style:text-properties fo:font-size="12pt" fo:language="en" fo:country="IN" style:text-underline-style="none" fo:font-weight="normal" officeooo:rsid="002a0665" officeooo:paragraph-rsid="002a0665" style:font-weight-asian="normal" style:font-weight-complex="normal"/>
    </style:style>
    <style:style style:name="P32" style:family="paragraph" style:parent-style-name="Standard">
      <style:paragraph-properties fo:text-align="start" style:justify-single-word="false"/>
      <style:text-properties fo:font-size="12pt" fo:language="en" fo:country="IN" style:text-underline-style="none" fo:font-weight="normal" officeooo:rsid="002a0665" officeooo:paragraph-rsid="003f408b" style:font-weight-asian="normal" style:font-weight-complex="normal"/>
    </style:style>
    <style:style style:name="P33" style:family="paragraph" style:parent-style-name="Standard">
      <style:paragraph-properties fo:text-align="start" style:justify-single-word="false"/>
      <style:text-properties fo:font-size="12pt" fo:language="en" fo:country="IN" style:text-underline-style="none" fo:font-weight="normal" officeooo:rsid="002a0665" officeooo:paragraph-rsid="003fb3a9" style:font-weight-asian="normal" style:font-weight-complex="normal"/>
    </style:style>
    <style:style style:name="P34" style:family="paragraph" style:parent-style-name="Standard">
      <style:paragraph-properties fo:text-align="start" style:justify-single-word="false"/>
      <style:text-properties fo:font-size="12pt" fo:language="en" fo:country="IN" style:text-underline-style="none" fo:font-weight="normal" officeooo:rsid="002bd6c2" officeooo:paragraph-rsid="002bd6c2" style:font-weight-asian="normal" style:font-weight-complex="normal"/>
    </style:style>
    <style:style style:name="P35" style:family="paragraph" style:parent-style-name="Standard">
      <style:paragraph-properties fo:text-align="start" style:justify-single-word="false"/>
      <style:text-properties fo:font-size="12pt" fo:language="en" fo:country="IN" style:text-underline-style="none" fo:font-weight="normal" officeooo:rsid="002bd6c2" officeooo:paragraph-rsid="003fb3a9" style:font-weight-asian="normal" style:font-weight-complex="normal"/>
    </style:style>
    <style:style style:name="P36" style:family="paragraph" style:parent-style-name="Standard">
      <style:paragraph-properties fo:text-align="start" style:justify-single-word="false"/>
      <style:text-properties fo:font-size="12pt" fo:language="en" fo:country="IN" style:text-underline-style="none" fo:font-weight="normal" officeooo:rsid="002bd6c2" officeooo:paragraph-rsid="002dc243" style:font-weight-asian="normal" style:font-weight-complex="normal"/>
    </style:style>
    <style:style style:name="P37" style:family="paragraph" style:parent-style-name="Standard">
      <style:paragraph-properties fo:text-align="start" style:justify-single-word="false"/>
      <style:text-properties fo:font-size="12pt" fo:language="en" fo:country="IN" style:text-underline-style="none" fo:font-weight="normal" officeooo:rsid="0019e182" officeooo:paragraph-rsid="0036e6fe" style:font-weight-asian="normal" style:font-weight-complex="normal"/>
    </style:style>
    <style:style style:name="P38" style:family="paragraph" style:parent-style-name="Standard">
      <style:paragraph-properties fo:text-align="start" style:justify-single-word="false"/>
      <style:text-properties fo:font-size="12pt" fo:language="en" fo:country="IN" style:text-underline-style="none" fo:font-weight="normal" officeooo:rsid="002dc243" officeooo:paragraph-rsid="002dc243" style:font-weight-asian="normal" style:font-weight-complex="normal"/>
    </style:style>
    <style:style style:name="P39" style:family="paragraph" style:parent-style-name="Standard">
      <style:paragraph-properties fo:text-align="start" style:justify-single-word="false"/>
      <style:text-properties fo:font-size="12pt" fo:language="en" fo:country="IN" style:text-underline-style="none" fo:font-weight="normal" officeooo:rsid="002fb9e1" officeooo:paragraph-rsid="002e1f0a" style:font-weight-asian="normal" style:font-weight-complex="normal"/>
    </style:style>
    <style:style style:name="P40" style:family="paragraph" style:parent-style-name="Standard">
      <style:paragraph-properties fo:text-align="start" style:justify-single-word="false"/>
      <style:text-properties fo:font-size="12pt" fo:language="en" fo:country="IN" style:text-underline-style="none" fo:font-weight="normal" officeooo:rsid="00317db7" officeooo:paragraph-rsid="002fb9e1" style:font-weight-asian="normal" style:font-weight-complex="normal"/>
    </style:style>
    <style:style style:name="P41" style:family="paragraph" style:parent-style-name="Standard">
      <style:paragraph-properties fo:text-align="start" style:justify-single-word="false"/>
      <style:text-properties fo:font-size="12pt" fo:language="en" fo:country="IN" style:text-underline-style="none" fo:font-weight="normal" officeooo:rsid="00317db7" officeooo:paragraph-rsid="00317db7" style:font-weight-asian="normal" style:font-weight-complex="normal"/>
    </style:style>
    <style:style style:name="P42" style:family="paragraph" style:parent-style-name="Standard">
      <style:paragraph-properties fo:text-align="start" style:justify-single-word="false"/>
      <style:text-properties fo:font-size="12pt" fo:language="en" fo:country="IN" style:text-underline-style="none" fo:font-weight="normal" officeooo:rsid="0032062c" officeooo:paragraph-rsid="0032062c" style:font-weight-asian="normal" style:font-weight-complex="normal"/>
    </style:style>
    <style:style style:name="P43" style:family="paragraph" style:parent-style-name="Standard">
      <style:paragraph-properties fo:text-align="start" style:justify-single-word="false"/>
      <style:text-properties fo:font-size="12pt" fo:language="en" fo:country="IN" style:text-underline-style="none" fo:font-weight="normal" officeooo:rsid="003333fd" officeooo:paragraph-rsid="0032062c" style:font-weight-asian="normal" style:font-weight-complex="normal"/>
    </style:style>
    <style:style style:name="P44" style:family="paragraph" style:parent-style-name="Standard">
      <style:paragraph-properties fo:text-align="start" style:justify-single-word="false"/>
      <style:text-properties fo:font-size="12pt" fo:language="en" fo:country="IN" style:text-underline-style="none" fo:font-weight="normal" officeooo:rsid="003333fd" officeooo:paragraph-rsid="003333fd" style:font-weight-asian="normal" style:font-weight-complex="normal"/>
    </style:style>
    <style:style style:name="P45" style:family="paragraph" style:parent-style-name="Standard">
      <style:paragraph-properties fo:text-align="start" style:justify-single-word="false"/>
      <style:text-properties fo:font-size="12pt" fo:language="en" fo:country="IN" style:text-underline-style="none" fo:font-weight="normal" officeooo:rsid="0025276e" officeooo:paragraph-rsid="003333fd" style:font-weight-asian="normal" style:font-weight-complex="normal"/>
    </style:style>
    <style:style style:name="P46" style:family="paragraph" style:parent-style-name="Standard">
      <style:paragraph-properties fo:text-align="start" style:justify-single-word="false"/>
      <style:text-properties fo:font-size="12pt" fo:language="en" fo:country="IN" style:text-underline-style="none" fo:font-weight="bold" officeooo:rsid="0041f407" officeooo:paragraph-rsid="0041f407" style:font-weight-asian="bold" style:font-weight-complex="bold"/>
    </style:style>
    <style:style style:name="P47" style:family="paragraph" style:parent-style-name="Standard">
      <style:paragraph-properties fo:text-align="start" style:justify-single-word="false"/>
      <style:text-properties officeooo:rsid="002bd6c2" officeooo:paragraph-rsid="002bd6c2"/>
    </style:style>
    <style:style style:name="P48" style:family="paragraph" style:parent-style-name="Standard">
      <style:paragraph-properties fo:text-align="start" style:justify-single-word="false"/>
      <style:text-properties officeooo:rsid="002bd6c2" officeooo:paragraph-rsid="002dc243"/>
    </style:style>
    <style:style style:name="P49" style:family="paragraph" style:parent-style-name="Standard">
      <style:paragraph-properties fo:text-align="start" style:justify-single-word="false"/>
      <style:text-properties officeooo:rsid="002bd6c2" officeooo:paragraph-rsid="003fb3a9"/>
    </style:style>
    <style:style style:name="P50" style:family="paragraph" style:parent-style-name="Standard">
      <style:paragraph-properties fo:text-align="start" style:justify-single-word="false"/>
      <style:text-properties officeooo:rsid="002dc243" officeooo:paragraph-rsid="002dc243"/>
    </style:style>
    <style:style style:name="P51" style:family="paragraph" style:parent-style-name="Standard">
      <style:paragraph-properties fo:text-align="start" style:justify-single-word="false"/>
      <style:text-properties officeooo:rsid="002dc243" officeooo:paragraph-rsid="003fb3a9"/>
    </style:style>
    <style:style style:name="P52" style:family="paragraph" style:parent-style-name="Standard">
      <style:paragraph-properties fo:text-align="start" style:justify-single-word="false"/>
      <style:text-properties officeooo:rsid="002e1f0a" officeooo:paragraph-rsid="002e1f0a"/>
    </style:style>
    <style:style style:name="P53" style:family="paragraph" style:parent-style-name="Standard">
      <style:paragraph-properties fo:text-align="start" style:justify-single-word="false"/>
      <style:text-properties officeooo:rsid="002e1f0a" officeooo:paragraph-rsid="003fb3a9"/>
    </style:style>
    <style:style style:name="P54" style:family="paragraph" style:parent-style-name="Standard">
      <style:paragraph-properties fo:text-align="start" style:justify-single-word="false"/>
      <style:text-properties officeooo:rsid="002fb9e1" officeooo:paragraph-rsid="002fb9e1"/>
    </style:style>
    <style:style style:name="P55" style:family="paragraph" style:parent-style-name="Standard">
      <style:paragraph-properties fo:text-align="start" style:justify-single-word="false"/>
      <style:text-properties officeooo:rsid="002fb9e1" officeooo:paragraph-rsid="003fb3a9"/>
    </style:style>
    <style:style style:name="P56" style:family="paragraph" style:parent-style-name="Standard">
      <style:paragraph-properties fo:text-align="start" style:justify-single-word="false"/>
      <style:text-properties officeooo:rsid="00317db7" officeooo:paragraph-rsid="00317db7"/>
    </style:style>
    <style:style style:name="P57" style:family="paragraph" style:parent-style-name="Standard">
      <style:paragraph-properties fo:text-align="start" style:justify-single-word="false"/>
      <style:text-properties officeooo:rsid="00317db7" officeooo:paragraph-rsid="003fb3a9"/>
    </style:style>
    <style:style style:name="P58" style:family="paragraph" style:parent-style-name="Standard">
      <style:paragraph-properties fo:text-align="start" style:justify-single-word="false"/>
      <style:text-properties officeooo:rsid="0032062c" officeooo:paragraph-rsid="0032062c"/>
    </style:style>
    <style:style style:name="P59" style:family="paragraph" style:parent-style-name="Standard">
      <style:paragraph-properties fo:text-align="start" style:justify-single-word="false"/>
      <style:text-properties officeooo:rsid="0032062c" officeooo:paragraph-rsid="003fb3a9"/>
    </style:style>
    <style:style style:name="P60" style:family="paragraph" style:parent-style-name="Standard">
      <style:paragraph-properties fo:text-align="start" style:justify-single-word="false"/>
      <style:text-properties officeooo:rsid="0032062c" officeooo:paragraph-rsid="0040cc86"/>
    </style:style>
    <style:style style:name="P61" style:family="paragraph" style:parent-style-name="Standard">
      <style:paragraph-properties fo:text-align="start" style:justify-single-word="false"/>
      <style:text-properties officeooo:rsid="003333fd" officeooo:paragraph-rsid="003333fd"/>
    </style:style>
    <style:style style:name="P62" style:family="paragraph" style:parent-style-name="Standard">
      <style:paragraph-properties fo:text-align="start" style:justify-single-word="false"/>
      <style:text-properties officeooo:rsid="003333fd" officeooo:paragraph-rsid="0040cc86"/>
    </style:style>
    <style:style style:name="P63" style:family="paragraph" style:parent-style-name="Text_20_body">
      <style:paragraph-properties fo:text-align="start" style:justify-single-word="false"/>
      <style:text-properties fo:font-weight="normal" officeooo:rsid="0019e182" officeooo:paragraph-rsid="0037d7ff" style:font-weight-asian="normal" style:font-weight-complex="normal"/>
    </style:style>
    <style:style style:name="P64" style:family="paragraph" style:parent-style-name="Heading_20_1">
      <style:paragraph-properties fo:text-align="center" style:justify-single-word="false"/>
      <style:text-properties fo:font-size="20pt" fo:language="en" fo:country="IN" style:text-underline-style="solid" style:text-underline-width="auto" style:text-underline-color="font-color" fo:font-weight="normal" officeooo:rsid="001f9bbd" officeooo:paragraph-rsid="0041a4b9" style:font-weight-asian="normal" style:font-weight-complex="normal"/>
    </style:style>
    <style:style style:name="P65" style:family="paragraph" style:parent-style-name="Standard" style:list-style-name="L1">
      <style:paragraph-properties fo:text-align="start" style:justify-single-word="false"/>
      <style:text-properties fo:language="en" fo:country="IN" officeooo:rsid="00211fbd" officeooo:paragraph-rsid="00211fbd"/>
    </style:style>
    <style:style style:name="P66" style:family="paragraph" style:parent-style-name="Standard" style:list-style-name="L1">
      <style:paragraph-properties fo:text-align="start" style:justify-single-word="false"/>
      <style:text-properties fo:language="en" fo:country="IN" officeooo:rsid="00211fbd" officeooo:paragraph-rsid="002181aa"/>
    </style:style>
    <style:style style:name="P67" style:family="paragraph" style:parent-style-name="Standard" style:list-style-name="L1">
      <style:paragraph-properties fo:text-align="start" style:justify-single-word="false"/>
      <style:text-properties fo:font-size="12pt" fo:language="en" fo:country="IN" style:text-underline-style="none" fo:font-weight="normal" officeooo:rsid="00211fbd" officeooo:paragraph-rsid="00211fbd" style:font-weight-asian="normal" style:font-weight-complex="normal"/>
    </style:style>
    <style:style style:name="P68" style:family="paragraph" style:parent-style-name="Standard" style:list-style-name="L1">
      <style:paragraph-properties fo:text-align="start" style:justify-single-word="false"/>
      <style:text-properties fo:font-size="12pt" fo:language="en" fo:country="IN" style:text-underline-style="none" fo:font-weight="normal" officeooo:rsid="002181aa" officeooo:paragraph-rsid="002181aa" style:font-weight-asian="normal" style:font-weight-complex="normal"/>
    </style:style>
    <style:style style:name="P69" style:family="paragraph" style:parent-style-name="Standard" style:list-style-name="L2">
      <style:paragraph-properties fo:text-align="start" style:justify-single-word="false"/>
      <style:text-properties fo:font-size="12pt" fo:language="en" fo:country="IN" style:text-underline-style="none" fo:font-weight="normal" officeooo:rsid="002181aa" officeooo:paragraph-rsid="002181aa" style:font-weight-asian="normal" style:font-weight-complex="normal"/>
    </style:style>
    <style:style style:name="P70" style:family="paragraph" style:parent-style-name="Standard" style:list-style-name="List_20_1">
      <style:paragraph-properties fo:text-align="start" style:justify-single-word="false"/>
      <style:text-properties fo:font-size="12pt" fo:language="en" fo:country="IN" style:text-underline-style="none" fo:font-weight="normal" officeooo:rsid="002332b5" officeooo:paragraph-rsid="002332b5" style:font-weight-asian="normal" style:font-weight-complex="normal"/>
    </style:style>
    <style:style style:name="P71" style:family="paragraph" style:parent-style-name="Standard" style:list-style-name="List_20_1">
      <style:paragraph-properties fo:text-align="start" style:justify-single-word="false"/>
      <style:text-properties fo:font-size="12pt" fo:language="en" fo:country="IN" style:text-underline-style="none" fo:font-weight="normal" officeooo:rsid="00237766" officeooo:paragraph-rsid="00237766" style:font-weight-asian="normal" style:font-weight-complex="normal"/>
    </style:style>
    <style:style style:name="P72" style:family="paragraph" style:parent-style-name="Standard" style:list-style-name="List_20_1">
      <style:paragraph-properties fo:text-align="start" style:justify-single-word="false"/>
      <style:text-properties fo:font-size="12pt" fo:language="en" fo:country="IN" style:text-underline-style="none" fo:font-weight="normal" officeooo:rsid="00268139" officeooo:paragraph-rsid="00268139" style:font-weight-asian="normal" style:font-weight-complex="normal"/>
    </style:style>
    <style:style style:name="P73" style:family="paragraph" style:parent-style-name="Standard" style:list-style-name="List_20_1">
      <style:paragraph-properties fo:text-align="start" style:justify-single-word="false"/>
      <style:text-properties fo:font-size="12pt" fo:language="en" fo:country="IN" style:text-underline-style="none" fo:font-weight="normal" officeooo:rsid="002bd6c2" officeooo:paragraph-rsid="002bd6c2" style:font-weight-asian="normal" style:font-weight-complex="normal"/>
    </style:style>
    <style:style style:name="P74" style:family="paragraph" style:parent-style-name="Standard" style:list-style-name="List_20_1">
      <style:paragraph-properties fo:text-align="start" style:justify-single-word="false"/>
      <style:text-properties fo:font-size="12pt" fo:language="en" fo:country="IN" style:text-underline-style="none" fo:font-weight="normal" officeooo:rsid="002dc243" officeooo:paragraph-rsid="002dc243" style:font-weight-asian="normal" style:font-weight-complex="normal"/>
    </style:style>
    <style:style style:name="P75" style:family="paragraph" style:parent-style-name="Standard" style:list-style-name="List_20_1">
      <style:paragraph-properties fo:text-align="start" style:justify-single-word="false"/>
      <style:text-properties fo:font-size="12pt" fo:language="en" fo:country="IN" style:text-underline-style="none" fo:font-weight="normal" officeooo:rsid="003333fd" officeooo:paragraph-rsid="003333fd" style:font-weight-asian="normal" style:font-weight-complex="normal"/>
    </style:style>
    <style:style style:name="P76" style:family="paragraph" style:parent-style-name="Standard" style:list-style-name="List_20_1">
      <style:paragraph-properties fo:text-align="start" style:justify-single-word="false"/>
      <style:text-properties officeooo:paragraph-rsid="00268139"/>
    </style:style>
    <style:style style:name="P77" style:family="paragraph" style:parent-style-name="Standard" style:list-style-name="List_20_1">
      <style:paragraph-properties fo:text-align="start" style:justify-single-word="false"/>
      <style:text-properties officeooo:paragraph-rsid="002bd6c2"/>
    </style:style>
    <style:style style:name="T1" style:family="text">
      <style:text-properties fo:font-size="12pt" style:text-underline-style="none" fo:font-weight="normal" style:font-weight-asian="normal" style:font-weight-complex="normal"/>
    </style:style>
    <style:style style:name="T2" style:family="text">
      <style:text-properties fo:font-size="12pt" style:text-underline-style="none" fo:font-weight="normal" officeooo:rsid="002181aa" style:font-weight-asian="normal" style:font-weight-complex="normal"/>
    </style:style>
    <style:style style:name="T3" style:family="text">
      <style:text-properties fo:font-size="12pt" fo:language="en" fo:country="IN" style:text-underline-style="none" fo:font-weight="normal" style:font-weight-asian="normal" style:font-weight-complex="normal"/>
    </style:style>
    <style:style style:name="T4" style:family="text">
      <style:text-properties fo:font-size="12pt" fo:language="en" fo:country="IN" style:text-underline-style="none" fo:font-weight="normal" officeooo:rsid="00268139" style:font-weight-asian="normal" style:font-weight-complex="normal"/>
    </style:style>
    <style:style style:name="T5" style:family="text">
      <style:text-properties fo:font-size="12pt" fo:language="en" fo:country="IN" style:text-underline-style="none" fo:font-weight="normal" officeooo:rsid="002bd6c2" style:font-weight-asian="normal" style:font-weight-complex="normal"/>
    </style:style>
    <style:style style:name="T6" style:family="text">
      <style:text-properties fo:font-size="12pt" fo:language="en" fo:country="IN" style:text-underline-style="none" fo:font-weight="normal" officeooo:rsid="002dc243" style:font-weight-asian="normal" style:font-weight-complex="normal"/>
    </style:style>
    <style:style style:name="T7" style:family="text">
      <style:text-properties fo:font-size="12pt" fo:language="en" fo:country="IN" style:text-underline-style="none" fo:font-weight="normal" officeooo:rsid="002fb9e1" style:font-weight-asian="normal" style:font-weight-complex="normal"/>
    </style:style>
    <style:style style:name="T8" style:family="text">
      <style:text-properties fo:font-size="12pt" fo:language="en" fo:country="IN" style:text-underline-style="none" fo:font-weight="normal" officeooo:rsid="00317db7" style:font-weight-asian="normal" style:font-weight-complex="normal"/>
    </style:style>
    <style:style style:name="T9" style:family="text">
      <style:text-properties fo:font-size="12pt" fo:language="en" fo:country="IN" style:text-underline-style="none" fo:font-weight="normal" officeooo:rsid="003333fd" style:font-weight-asian="normal" style:font-weight-complex="normal"/>
    </style:style>
    <style:style style:name="T10" style:family="text">
      <style:text-properties fo:font-size="12pt" fo:language="en" fo:country="IN" style:text-underline-style="none" fo:font-weight="normal" officeooo:rsid="0025276e" style:font-weight-asian="normal" style:font-weight-complex="normal"/>
    </style:style>
    <style:style style:name="T11" style:family="text">
      <style:text-properties fo:font-size="12pt" fo:language="en" fo:country="IN" style:text-underline-style="none" fo:font-weight="normal" officeooo:rsid="00186348" style:font-weight-asian="normal" style:font-weight-complex="normal"/>
    </style:style>
    <style:style style:name="T12" style:family="text">
      <style:text-properties fo:font-size="12pt" fo:language="en" fo:country="IN" style:text-underline-style="none" fo:font-weight="normal" officeooo:rsid="003fb3a9" style:font-weight-asian="normal" style:font-weight-complex="normal"/>
    </style:style>
    <style:style style:name="T13" style:family="text">
      <style:text-properties fo:font-size="12pt" fo:language="en" fo:country="IN" style:text-underline-style="none" officeooo:rsid="0021d50c"/>
    </style:style>
    <style:style style:name="T14" style:family="text">
      <style:text-properties fo:font-size="12pt" fo:language="en" fo:country="IN" style:text-underline-style="none" fo:font-weight="bold" officeooo:rsid="0021d50c"/>
    </style:style>
    <style:style style:name="T15" style:family="text">
      <style:text-properties fo:font-size="12pt" fo:language="en" fo:country="IN" style:text-underline-style="none" fo:font-weight="bold" style:font-weight-asian="normal" style:font-weight-complex="normal"/>
    </style:style>
    <style:style style:name="T16" style:family="text">
      <style:text-properties officeooo:rsid="002332b5"/>
    </style:style>
    <style:style style:name="T17" style:family="text">
      <style:text-properties style:text-position="super 58%"/>
    </style:style>
    <style:style style:name="T18" style:family="text">
      <style:text-properties style:text-position="super 58%" fo:font-size="12pt" fo:language="en" fo:country="IN" style:text-underline-style="none" fo:font-weight="normal" officeooo:rsid="00268139" style:font-weight-asian="normal" style:font-weight-complex="normal"/>
    </style:style>
    <style:style style:name="T19" style:family="text">
      <style:text-properties officeooo:rsid="00237766"/>
    </style:style>
    <style:style style:name="T20" style:family="text">
      <style:text-properties officeooo:rsid="00241cb8"/>
    </style:style>
    <style:style style:name="T21" style:family="text">
      <style:text-properties officeooo:rsid="00283d86"/>
    </style:style>
    <style:style style:name="T22" style:family="text">
      <style:text-properties officeooo:rsid="002bd6c2"/>
    </style:style>
    <style:style style:name="T23" style:family="text">
      <style:text-properties officeooo:rsid="00186348"/>
    </style:style>
    <style:style style:name="T24" style:family="text">
      <style:text-properties officeooo:rsid="002181aa"/>
    </style:style>
    <style:style style:name="T25" style:family="text">
      <style:text-properties officeooo:rsid="0019e182"/>
    </style:style>
    <style:style style:name="T26" style:family="text">
      <style:text-properties officeooo:rsid="0036e6fe"/>
    </style:style>
    <style:style style:name="T27" style:family="text">
      <style:text-properties officeooo:rsid="001b5812"/>
    </style:style>
    <style:style style:name="T28" style:family="text">
      <style:text-properties officeooo:rsid="0037d7ff"/>
    </style:style>
    <style:style style:name="T29" style:family="text">
      <style:text-properties officeooo:rsid="00384674"/>
    </style:style>
    <style:style style:name="T30" style:family="text">
      <style:text-properties style:text-position="0% 100%" officeooo:rsid="00384b1c"/>
    </style:style>
    <style:style style:name="T31" style:family="text">
      <style:text-properties style:text-position="0% 100%" officeooo:rsid="00186348"/>
    </style:style>
    <style:style style:name="T32" style:family="text">
      <style:text-properties officeooo:rsid="003aca4a"/>
    </style:style>
    <style:style style:name="T33" style:family="text">
      <style:text-properties officeooo:rsid="003bd651"/>
    </style:style>
    <style:style style:name="T34" style:family="text">
      <style:text-properties officeooo:rsid="0021c266"/>
    </style:style>
    <style:style style:name="T35" style:family="text">
      <style:text-properties officeooo:rsid="003f408b"/>
    </style:style>
    <style:style style:name="T36" style:family="text">
      <style:text-properties fo:font-weight="bold"/>
    </style:style>
    <style:style style:name="T37" style:family="text">
      <style:text-properties fo:font-weight="bold" officeooo:rsid="002181aa"/>
    </style:style>
    <style:style style:name="T38" style:family="text">
      <style:text-properties fo:font-weight="bold" officeooo:rsid="002332b5"/>
    </style:style>
    <style:style style:name="T39" style:family="text">
      <style:text-properties fo:font-weight="bold" officeooo:rsid="00425507"/>
    </style:style>
    <style:style style:name="T40" style:family="text">
      <style:text-properties officeooo:rsid="004255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sigment – I</text:p>
      <text:h text:style-name="P64" text:outline-level="1">MDSC-102 Practical Lab</text:h>
      <text:p text:style-name="P1"/>
      <text:p text:style-name="P3">1. What is a variable in Python?</text:p>
      <text:p text:style-name="P3"><text:span text:style-name="T36">Ans</text:span>. A variable is a name that refers to a value</text:p>
      <text:p text:style-name="P46"/>
      <text:p text:style-name="P3">2. How do you create a variable?</text:p>
      <text:p text:style-name="P3"><text:span text:style-name="T36">Ans</text:span>. variable_name = value</text:p>
      <text:p text:style-name="P3"/>
      <text:p text:style-name="P3">3.How do you check the value within a variable?</text:p>
      <text:p text:style-name="P4"><text:span text:style-name="T36">Ans</text:span>. print(variable_name)</text:p>
      <text:p text:style-name="P4"/>
      <text:p text:style-name="P4">4.How do you create multiple variables in a single statement?</text:p>
      <text:p text:style-name="P4"><text:span text:style-name="T36">Ans</text:span>. variable1,variable2,variable3=value1,value2,value3</text:p>
      <text:p text:style-name="P4"/>
      <text:p text:style-name="P5">5.<text:span text:style-name="T23">How do you create multiple variables with the same value?</text:span></text:p>
      <text:p text:style-name="P4"><text:span text:style-name="T36">Ans</text:span>. varibale1=variable2=variable3=value</text:p>
      <text:p text:style-name="P4"/>
      <text:p text:style-name="P5">6.<text:span text:style-name="T23">How do you change the value of a variable?</text:span></text:p>
      <text:p text:style-name="P4"><text:span text:style-name="T36">Ans</text:span>. variable_name=new_value</text:p>
      <text:p text:style-name="P4"/>
      <text:p text:style-name="P5">7.<text:span text:style-name="T23"> How do you reassign a variable by modifying the previous value?</text:span></text:p>
      <text:p text:style-name="P4"><text:span text:style-name="T36">Ans</text:span>. variable_name=new_value</text:p>
      <text:p text:style-name="P4"/>
      <text:p text:style-name="P5">8. <text:span text:style-name="T23">What does the statement `counter += 4` do?</text:span></text:p>
      <text:p text:style-name="P4"><text:span text:style-name="T36">Ans</text:span>. Statement ‘counter += 4’ will add ‘4’ to the already existing value in counter.</text:p>
      <text:p text:style-name="P4"/>
      <text:p text:style-name="P6">9. <text:span text:style-name="T23">What are the rules for naming a variable?</text:span></text:p>
      <text:p text:style-name="P4"><text:span text:style-name="T36">Ans</text:span>. </text:p>
      <text:list xml:id="list240680925" text:style-name="L1">
        <text:list-item>
          <text:p text:style-name="P65"><text:span text:style-name="T1">Varia</text:span><text:span text:style-name="T2">b</text:span><text:span text:style-name="T1">le should only contain letters (a-z,A-Z),digits(0-9) and underscore ( _ ) </text:span></text:p>
        </text:list-item>
        <text:list-item>
          <text:p text:style-name="P67">Variable names are case-sensitive: a and A are different</text:p>
        </text:list-item>
        <text:list-item>
          <text:p text:style-name="P66"><text:span text:style-name="T2">Variable s</text:span><text:span text:style-name="T1">hould not start with numbers</text:span></text:p>
        </text:list-item>
        <text:list-item>
          <text:p text:style-name="P68">Variable can not be named same as a keyword</text:p>
        </text:list-item>
      </text:list>
      <text:p text:style-name="P7"/>
      <text:p text:style-name="P8">10. <text:span text:style-name="T23">Are variable names case-sensitive? Do `a_variable`, `A_Variable`, and `A_VARIABLE` represent the same variable or different ones?</text:span></text:p>
      <text:p text:style-name="P7"><text:span text:style-name="T36">Ans</text:span>. Variable names are case sensitive. ‘a_variable’,’A_Variable’ and ‘A_VARIABLE’ represent <text:s text:c="14"/>different variables.</text:p>
      <text:p text:style-name="P7"/>
      <text:p text:style-name="P9">11.<text:span text:style-name="T23">What is Syntax? Why is it important?</text:span></text:p>
      <text:p text:style-name="P37"><text:span text:style-name="T37">Ans</text:span><text:span text:style-name="T24">. </text:span>Syntax refers to the rules of writing code. Different programming languages have different syntaxes. It sets a standard that everyone can follow and also makes code easier to compile/interpret.</text:p>
      <text:p text:style-name="P7"/>
      <text:p text:style-name="P4"><text:tab/></text:p>
      <text:p text:style-name="P4"/>
      <text:p text:style-name="P9">12.<text:span text:style-name="T23">What happens if you execute a statement with invalid syntax?</text:span></text:p>
      <text:p text:style-name="P7"><text:span text:style-name="T36">Ans</text:span>. You will get a error statement.</text:p>
      <text:p text:style-name="P7"/>
      <text:p text:style-name="P9"><text:soft-page-break/>13.<text:span text:style-name="T23">How do you check the data type of a variable?</text:span></text:p>
      <text:p text:style-name="P7"><text:span text:style-name="T36">Ans</text:span>. type(variable_name)</text:p>
      <text:p text:style-name="P7"/>
      <text:p text:style-name="P9">14.<text:span text:style-name="T23">What are the built-in data types in Python?</text:span></text:p>
      <text:p text:style-name="P7"><text:span text:style-name="T36">Ans</text:span>. </text:p>
      <text:list xml:id="list418786048" text:style-name="L2">
        <text:list-item>
          <text:p text:style-name="P69">Numbers</text:p>
        </text:list-item>
        <text:list-item>
          <text:p text:style-name="P69">Variables</text:p>
        </text:list-item>
        <text:list-item>
          <text:p text:style-name="P69">Strings</text:p>
        </text:list-item>
        <text:list-item>
          <text:p text:style-name="P69">Arrays</text:p>
        </text:list-item>
        <text:list-item>
          <text:p text:style-name="P69">List</text:p>
        </text:list-item>
        <text:list-item>
          <text:p text:style-name="P69">Dictionary</text:p>
        </text:list-item>
        <text:list-item>
          <text:p text:style-name="P69">Set</text:p>
        </text:list-item>
      </text:list>
      <text:p text:style-name="P7"><text:tab/></text:p>
      <text:p text:style-name="P9">15.<text:span text:style-name="T23">What is a primitive data type?</text:span></text:p>
      <text:p text:style-name="P9"><text:span text:style-name="T36">Ans</text:span>. <text:span text:style-name="T25">A primitive datatype is a standalone datatype. i.e., it does not contain any other datatype as its component. Eg: numbers</text:span></text:p>
      <text:p text:style-name="P7"/>
      <text:p text:style-name="P11">16.<text:span text:style-name="T23">What are the primitive data types available in Python?</text:span></text:p>
      <text:p text:style-name="P11"><text:span text:style-name="T36">Ans</text:span>.<text:span text:style-name="T26">N</text:span><text:span text:style-name="T25">umber</text:span></text:p>
      <text:p text:style-name="P10"/>
      <text:p text:style-name="P12">17.<text:span text:style-name="T23">What is a data structure or container data type?</text:span></text:p>
      <text:p text:style-name="P63"><text:span text:style-name="T14">Ans</text:span><text:span text:style-name="T13">. </text:span>It is a container that allows us to store a collection of data in certain ways that make certain operations convenient.</text:p>
      <text:p text:style-name="P15">18.<text:span text:style-name="T23">What are the container types available in Python?</text:span></text:p>
      <text:p text:style-name="P15"><text:span text:style-name="T36">Ans</text:span>.<text:span text:style-name="T27">Lists, tuples, sets, dictionaries.</text:span></text:p>
      <text:p text:style-name="P13"/>
      <text:p text:style-name="P15">19.<text:span text:style-name="T23">What kind of data does the Integer data type represent?</text:span></text:p>
      <text:p text:style-name="P13"><text:span text:style-name="T38">Ans</text:span><text:span text:style-name="T16">.</text:span> <text:span text:style-name="T16">Integer type values</text:span></text:p>
      <text:p text:style-name="P13"/>
      <text:p text:style-name="P15">20.<text:span text:style-name="T23">What are the numerical limits of the integer data type?</text:span></text:p>
      <text:p text:style-name="P14"><text:span text:style-name="T36">Ans</text:span>.<text:span text:style-name="T28">No limit</text:span></text:p>
      <text:p text:style-name="P14"/>
      <text:p text:style-name="P15">21.<text:span text:style-name="T23">What kind of data does the float data type represent?</text:span></text:p>
      <text:p text:style-name="P14"><text:span text:style-name="T36">Ans</text:span>. Decimal numbers</text:p>
      <text:p text:style-name="P14"/>
      <text:p text:style-name="P15">22.<text:span text:style-name="T23"> How does Python decide if a given number is a float or an integer?</text:span></text:p>
      <text:p text:style-name="P14"><text:span text:style-name="T36">Ans</text:span>. It will check for decimal point in the given value</text:p>
      <text:p text:style-name="P14"/>
      <text:p text:style-name="P15">23.<text:span text:style-name="T23">How can you create a variable which stores a whole number, e.g., 4 but has the float data type?</text:span></text:p>
      <text:p text:style-name="P14"><text:span text:style-name="T36">Ans</text:span>. variable=float(4)</text:p>
      <text:p text:style-name="P14"/>
      <text:p text:style-name="P16">24.<text:span text:style-name="T23"> How do you create floats representing very large (e.g., 6.023 x 10^23) or very small numbers (0.000000123)?</text:span></text:p>
      <text:p text:style-name="P14"><text:span text:style-name="T36">Ans</text:span>. 6.023e23 <text:span text:style-name="T29">and 123e-9</text:span></text:p>
      <text:p text:style-name="P14"/>
      <text:p text:style-name="P17">25.<text:span text:style-name="T23">What does the expression `23e-12` represent?</text:span></text:p>
      <text:p text:style-name="P17"><text:span text:style-name="T36">Ans</text:span>. 23 x 10<text:span text:style-name="T17">-12 <text:s/></text:span><text:span text:style-name="T30">or </text:span><text:span text:style-name="T31">0.000000000023</text:span></text:p>
      <text:p text:style-name="P14"/>
      <text:p text:style-name="P18">26.<text:span text:style-name="T23">Can floats be used to store numbers with unlimited precision?</text:span></text:p>
      <text:p text:style-name="P14"><text:span text:style-name="T36">Ans</text:span>. NO</text:p>
      <text:p text:style-name="P14"/>
      <text:p text:style-name="P18"><text:soft-page-break/>27.<text:span text:style-name="T23">What are the differences between integers and floats?</text:span></text:p>
      <text:p text:style-name="P14"><text:span text:style-name="T36">Ans</text:span>. Intergers can only store integers where as floating-point can store real numbers.</text:p>
      <text:p text:style-name="P14"/>
      <text:p text:style-name="P19">28.<text:span text:style-name="T23">How do you convert an integer to a float?</text:span></text:p>
      <text:p text:style-name="P14"><text:span text:style-name="T36">Ans</text:span>. varibale=float(int_value)</text:p>
      <text:p text:style-name="P14"/>
      <text:p text:style-name="P19">29.<text:span text:style-name="T23">How do you convert a float to an integer?</text:span></text:p>
      <text:p text:style-name="P14"><text:span text:style-name="T36">Ans</text:span>. varibale=int(float_value)</text:p>
      <text:p text:style-name="P14"/>
      <text:p text:style-name="P19">30.<text:span text:style-name="T23">What is the result obtained when you convert 1.99 to an integer?</text:span></text:p>
      <text:p text:style-name="P14"><text:span text:style-name="T36">Ans</text:span>. 1</text:p>
      <text:p text:style-name="P14"/>
      <text:p text:style-name="P19">31.<text:span text:style-name="T23">What are the data types of the results of the division operators `/` and `//`?</text:span></text:p>
      <text:p text:style-name="P14"><text:span text:style-name="T36">Ans</text:span>.</text:p>
      <text:list xml:id="list1491963865" text:style-name="List_20_1">
        <text:list-item>
          <text:list>
            <text:list-item>
              <text:list>
                <text:list-item>
                  <text:p text:style-name="P70"><text:s/>/ - float</text:p>
                </text:list-item>
                <text:list-item>
                  <text:p text:style-name="P70">// - integers</text:p>
                </text:list-item>
              </text:list>
            </text:list-item>
          </text:list>
        </text:list-item>
      </text:list>
      <text:p text:style-name="P14"/>
      <text:p text:style-name="P19">32.<text:span text:style-name="T23">What kind of data does the Boolean data type represent?</text:span></text:p>
      <text:p text:style-name="P14"><text:span text:style-name="T36">Ans</text:span>. True and False</text:p>
      <text:p text:style-name="P14"/>
      <text:p text:style-name="P19">33.<text:span text:style-name="T23">Which types of Python operators return boole</text:span><text:span text:style-name="T40">an</text:span><text:span text:style-name="T39"> </text:span><text:span text:style-name="T23">as a result?</text:span></text:p>
      <text:p text:style-name="P14"><text:span text:style-name="T36">Ans</text:span>. Logical operators</text:p>
      <text:p text:style-name="P14"/>
      <text:p text:style-name="P19">34.<text:span text:style-name="T23">What happens if you try to use a boolean in arithmetic operation?</text:span></text:p>
      <text:p text:style-name="P14"><text:span text:style-name="T36">Ans</text:span>. <text:span text:style-name="T19">It will take true as 1 and False as 0</text:span></text:p>
      <text:p text:style-name="P14"/>
      <text:p text:style-name="P21">35.<text:span text:style-name="T23">How can any value in Python be covered to a boolean?</text:span></text:p>
      <text:p text:style-name="P20"><text:span text:style-name="T36">Ans</text:span>. variable=bool(value)</text:p>
      <text:p text:style-name="P20"/>
      <text:p text:style-name="P21">36.<text:span text:style-name="T23">What are truthy and falsy values?</text:span></text:p>
      <text:p text:style-name="P20"><text:span text:style-name="T36">Ans</text:span>. <text:span text:style-name="T32">Non bool values used </text:span><text:span text:style-name="T33">as</text:span><text:span text:style-name="T32"> bool values</text:span></text:p>
      <text:p text:style-name="P20"/>
      <text:p text:style-name="P21">37.<text:span text:style-name="T23">What are the values in Python that evaluate to False?</text:span></text:p>
      <text:p text:style-name="P20"><text:span text:style-name="T36">Ans</text:span>. 0, None , “”</text:p>
      <text:p text:style-name="P20"/>
      <text:p text:style-name="P21">38.<text:span text:style-name="T23">Give some examples of values that evaluate to True.</text:span></text:p>
      <text:p text:style-name="P20"><text:span text:style-name="T36">Ans</text:span>. 1, “hi” , 68.31</text:p>
      <text:p text:style-name="P20"/>
      <text:p text:style-name="P21">39.<text:span text:style-name="T23">What kind of data does the None data type represent?</text:span></text:p>
      <text:p text:style-name="P20"><text:span text:style-name="T36">Ans</text:span>. None type</text:p>
      <text:p text:style-name="P20"/>
      <text:p text:style-name="P22">40.<text:span text:style-name="T23">What is the purpose of None?</text:span></text:p>
      <text:p text:style-name="P20"><text:span text:style-name="T36">Ans</text:span>. To keep a variable empty or to check a variable if its empty.</text:p>
      <text:p text:style-name="P20"/>
      <text:p text:style-name="P22">41.<text:span text:style-name="T23">What kind of data does the String data type represent?</text:span></text:p>
      <text:p text:style-name="P20"><text:span text:style-name="T36">Ans</text:span>. Text type data</text:p>
      <text:p text:style-name="P20"/>
      <text:p text:style-name="P23">42.<text:span text:style-name="T23">What are the different ways of creating strings in Python?</text:span></text:p>
      <text:p text:style-name="P20"><text:span text:style-name="T36">Ans</text:span>.</text:p>
      <text:list xml:id="list144229627586224" text:continue-numbering="true" text:style-name="List_20_1">
        <text:list-item>
          <text:list>
            <text:list-item>
              <text:list>
                <text:list-item>
                  <text:p text:style-name="P71">varibale1=”Hello, World!”</text:p>
                </text:list-item>
                <text:list-item>
                  <text:p text:style-name="P71">varibale2= str(73816)</text:p>
                </text:list-item>
              </text:list>
            </text:list-item>
          </text:list>
        </text:list-item>
      </text:list>
      <text:p text:style-name="P20"/>
      <text:p text:style-name="P23"><text:soft-page-break/>43.<text:span text:style-name="T23">What is the difference between strings creating using single quotes, i.e. `'` and `'` vs. those created using double quotes, i.e. `\` and `\`?</text:span></text:p>
      <text:p text:style-name="P20"><text:span text:style-name="T36">Ans</text:span>. No difference</text:p>
      <text:p text:style-name="P20"/>
      <text:p text:style-name="P23">44.<text:span text:style-name="T23">How do you create multi-line strings in Python?</text:span></text:p>
      <text:p text:style-name="P20"><text:span text:style-name="T36">Ans</text:span>. <text:s text:c="3"/><text:span text:style-name="T20">variable=’hi ’\</text:span></text:p>
      <text:p text:style-name="P20"><text:tab/>‘<text:span text:style-name="T20">World’</text:span></text:p>
      <text:p text:style-name="P20"/>
      <text:p text:style-name="P25">45.<text:span text:style-name="T23">What is the newline character, `\\n`?</text:span></text:p>
      <text:p text:style-name="P24"><text:span text:style-name="T36">Ans</text:span>. It will used to go to next line in the console</text:p>
      <text:p text:style-name="P24"/>
      <text:p text:style-name="P25">46.<text:span text:style-name="T23">What are escaped characters? How are they useful?</text:span></text:p>
      <text:p text:style-name="P24"><text:span text:style-name="T36">Ans</text:span>. Escaped characters are special characters represented in qoutes and a backslach which are considered as single character <text:s/>and are used in many situations line going to next line( \n ) , leaving tab space ( \t ) etc</text:p>
      <text:p text:style-name="P24"/>
      <text:p text:style-name="P25">47.<text:span text:style-name="T23">How do you check the length of a string?</text:span></text:p>
      <text:p text:style-name="P24"><text:span text:style-name="T36">Ans</text:span>. len(str_name)</text:p>
      <text:p text:style-name="P20"/>
      <text:p text:style-name="P25">48.<text:span text:style-name="T23">How do you convert a string into a list of characters?</text:span></text:p>
      <text:p text:style-name="P24"><text:span text:style-name="T36">Ans</text:span>.list1=list(str_name)</text:p>
      <text:p text:style-name="P24"/>
      <text:p text:style-name="P25">49.<text:span text:style-name="T23">How do you access a specific character from a string?</text:span></text:p>
      <text:p text:style-name="P24"><text:span text:style-name="T36">Ans</text:span>. a=str[index]</text:p>
      <text:p text:style-name="P20"/>
      <text:p text:style-name="P25">50.<text:span text:style-name="T23">How do you access a range of characters from a string?</text:span></text:p>
      <text:p text:style-name="P24"><text:span text:style-name="T36">Ans</text:span>. a=str[index1:index2]</text:p>
      <text:p text:style-name="P14"/>
      <text:p text:style-name="P27">51.<text:span text:style-name="T23">How do you check if a specific character occurs in a string?</text:span></text:p>
      <text:p text:style-name="P26"><text:span text:style-name="T36">Ans</text:span>. ‘a’ in str</text:p>
      <text:p text:style-name="P26"/>
      <text:p text:style-name="P27">52.<text:span text:style-name="T23">How do you check if a smaller string occurs within a bigger string?</text:span></text:p>
      <text:p text:style-name="P26"><text:span text:style-name="T36">Ans</text:span>. ‘hi’ in str</text:p>
      <text:p text:style-name="P26"/>
      <text:p text:style-name="P27">53.<text:span text:style-name="T23">How do you join two or more strings?</text:span></text:p>
      <text:p text:style-name="P26"><text:span text:style-name="T36">Ans</text:span>. str_new= str1+str2</text:p>
      <text:p text:style-name="P26"/>
      <text:p text:style-name="P27">54.<text:span text:style-name="T23">What are ‘methods’ in Python? How are they different from functions?</text:span></text:p>
      <text:p text:style-name="P26"><text:span text:style-name="T36">Ans</text:span>. <text:s/>Methods are function which are part of a class where as functions are not part of class but can be accessed in class.</text:p>
      <text:p text:style-name="P26"/>
      <text:p text:style-name="P28">55.<text:span text:style-name="T23">What do the `.lower`, `.upper` and `.capitalize` methods on strings do?</text:span></text:p>
      <text:p text:style-name="P26"><text:span text:style-name="T36">Ans</text:span>. </text:p>
      <text:list xml:id="list144229345798057" text:continue-numbering="true" text:style-name="List_20_1">
        <text:list-item>
          <text:list>
            <text:list-item>
              <text:list>
                <text:list-item>
                  <text:p text:style-name="P72">lower() - changes all characters to lower-case</text:p>
                </text:list-item>
                <text:list-item>
                  <text:p text:style-name="P72">upper() - changes all characters to upper-case</text:p>
                </text:list-item>
                <text:list-item>
                  <text:p text:style-name="P76"><text:span text:style-name="T4">capitilize() - keeps 1</text:span><text:span text:style-name="T18">st</text:span><text:span text:style-name="T4"> character of the word in upper-case and changes rest to lower-case</text:span></text:p>
                </text:list-item>
              </text:list>
            </text:list-item>
          </text:list>
        </text:list-item>
      </text:list>
      <text:p text:style-name="P26"/>
      <text:p text:style-name="P28">56.<text:span text:style-name="T23"> How do you replace a specific part of a string with something else?</text:span></text:p>
      <text:p text:style-name="P26"><text:span text:style-name="T36">Ans</text:span>. <text:span text:style-name="T21">str.replace(sub_string_old,sub_string_new)</text:span></text:p>
      <text:p text:style-name="P26"/>
      <text:p text:style-name="P30">57.<text:span text:style-name="T23">How do you split the string \Sun,Mon,Tue,Wed,Thu,Fri,Sat\ into a list of days?</text:span></text:p>
      <text:p text:style-name="P29"><text:span text:style-name="T36">Ans</text:span>. l = str.split(‘,’)</text:p>
      <text:p text:style-name="P29"><text:soft-page-break/></text:p>
      <text:p text:style-name="P30">58.<text:span text:style-name="T23">How do you remove whitespace from the beginning and end of a string?</text:span></text:p>
      <text:p text:style-name="P29"><text:span text:style-name="T36">Ans</text:span>. str.strip()</text:p>
      <text:p text:style-name="P29"/>
      <text:p text:style-name="P30">59.<text:span text:style-name="T23">What is the string `.format` method used for? Can you give an example?</text:span></text:p>
      <text:p text:style-name="P29"><text:span text:style-name="T36">Ans</text:span>. To display dynamic strings with varibales,</text:p>
      <text:p text:style-name="P29"><text:tab/>Ex: ‘{} plus {} equals {}’.format(2,3,’five’)</text:p>
      <text:p text:style-name="P29"/>
      <text:p text:style-name="P30">60.<text:span text:style-name="T23">What are the benefits of using the `.format` method instead of string concatenation?</text:span></text:p>
      <text:p text:style-name="P30"><text:span text:style-name="T36">Ans</text:span>.<text:span text:style-name="T34">The .format method is easier to use and is more dynamic. Once a string is defined containing curly braces, the format function can be called on it any number of times while passing different variables to replace the braces. Such is not the case for concaenation.</text:span></text:p>
      <text:p text:style-name="P29"/>
      <text:p text:style-name="P32">61.<text:span text:style-name="T23">How do you convert a value of another type to a string?</text:span></text:p>
      <text:p text:style-name="P31"><text:span text:style-name="T36">Ans</text:span>. var=str(value)</text:p>
      <text:p text:style-name="P31"/>
      <text:p text:style-name="P32">62.<text:span text:style-name="T23"> How do you check if two strings have the same value?</text:span></text:p>
      <text:p text:style-name="P31"><text:span text:style-name="T36">Ans</text:span>.str1==str2</text:p>
      <text:p text:style-name="P31"/>
      <text:p text:style-name="P32">63.<text:span text:style-name="T23">Where can you find the list of all the methods supported by strings?</text:span></text:p>
      <text:p text:style-name="P31"><text:span text:style-name="T36">Ans</text:span>. <text:span text:style-name="T35">dir(str_variable)</text:span></text:p>
      <text:p text:style-name="P31"/>
      <text:p text:style-name="P33">64.<text:span text:style-name="T23">What is a list in Python?</text:span></text:p>
      <text:p text:style-name="P31"><text:span text:style-name="T36">Ans</text:span>. It is a data type which can store group of other data types</text:p>
      <text:p text:style-name="P31"/>
      <text:p text:style-name="P33">65.<text:span text:style-name="T23">How do you create a list?</text:span></text:p>
      <text:p text:style-name="P31"><text:span text:style-name="T36">Ans</text:span>. l=[]</text:p>
      <text:p text:style-name="P31"/>
      <text:p text:style-name="P33">66.<text:span text:style-name="T23">Can a Python list contain values of different data types?</text:span></text:p>
      <text:p text:style-name="P31"><text:span text:style-name="T36">Ans</text:span>. Yes</text:p>
      <text:p text:style-name="P31"/>
      <text:p text:style-name="P33">67.<text:span text:style-name="T23">Can a list contain another list as an element within it?</text:span></text:p>
      <text:p text:style-name="P31"><text:span text:style-name="T36">Ans</text:span>. Yes</text:p>
      <text:p text:style-name="P31"/>
      <text:p text:style-name="P33">68.<text:span text:style-name="T23">Can you create a list without any values?</text:span></text:p>
      <text:p text:style-name="P31"><text:span text:style-name="T36">Ans</text:span>. Yes</text:p>
      <text:p text:style-name="P31"/>
      <text:p text:style-name="P33">69.<text:span text:style-name="T23">How do you check the length of a list in Python?</text:span></text:p>
      <text:p text:style-name="P31"><text:span text:style-name="T36">Ans</text:span>. len(list)</text:p>
      <text:p text:style-name="P31"/>
      <text:p text:style-name="P33">70.<text:span text:style-name="T23">How do you retrieve a value from a list?</text:span></text:p>
      <text:p text:style-name="P31"><text:span text:style-name="T36">Ans</text:span>. list[index]</text:p>
      <text:p text:style-name="P31"/>
      <text:p text:style-name="P33">71.<text:span text:style-name="T23">What is the smallest and largest index you can use to access elements from a list containing five elements?</text:span></text:p>
      <text:p text:style-name="P31"><text:span text:style-name="T36">Ans</text:span>. 0 and length-1</text:p>
      <text:p text:style-name="P31"/>
      <text:p text:style-name="P33">72.<text:span text:style-name="T23"> What happens if you try to access an index equal to or larger than the size of a list?</text:span></text:p>
      <text:p text:style-name="P31"><text:span text:style-name="T36">Ans</text:span>. IndexError:List index out of range</text:p>
      <text:p text:style-name="P31"/>
      <text:p text:style-name="P33">73.<text:span text:style-name="T23">What happens if you try to access a negative index within a list?</text:span></text:p>
      <text:p text:style-name="P31"><text:span text:style-name="T36">Ans</text:span>. It will start accessing from backslach</text:p>
      <text:p text:style-name="P31"><text:soft-page-break/></text:p>
      <text:p text:style-name="P33">74.<text:span text:style-name="T23">How do you access a range of elements from a list?</text:span></text:p>
      <text:p text:style-name="P31"><text:span text:style-name="T36">Ans</text:span>. <text:span text:style-name="T22">list[index1:index2]</text:span></text:p>
      <text:p text:style-name="P31"/>
      <text:p text:style-name="P35">75.<text:span text:style-name="T23"> How many elements does the list returned by the expression `a_list[2:5]` contain?</text:span></text:p>
      <text:p text:style-name="P34"><text:span text:style-name="T36">Ans</text:span>. 3</text:p>
      <text:p text:style-name="P34"/>
      <text:p text:style-name="P35">76.<text:span text:style-name="T23">What do the ranges `a_list[:2]` and `a_list[2:]` represent?</text:span></text:p>
      <text:p text:style-name="P34"><text:span text:style-name="T36">Ans</text:span>. </text:p>
      <text:list xml:id="list144228007736214" text:continue-numbering="true" text:style-name="List_20_1">
        <text:list-item>
          <text:list>
            <text:list-item>
              <text:list>
                <text:list-item>
                  <text:p text:style-name="P73">a_list[:2] will start from 0 and go till 2 (excluding 2) </text:p>
                </text:list-item>
                <text:list-item>
                  <text:p text:style-name="P73">a_list[2:] will start from 2(including 2) and goes till end</text:p>
                </text:list-item>
              </text:list>
            </text:list-item>
          </text:list>
        </text:list-item>
      </text:list>
      <text:p text:style-name="P34"/>
      <text:p text:style-name="P49"><text:span text:style-name="T3">77.</text:span><text:span text:style-name="T11">How do you change the item stored at a specific index within a list?</text:span></text:p>
      <text:p text:style-name="P48"><text:span text:style-name="T15">Ans</text:span><text:span text:style-name="T3">. list[index]=value</text:span></text:p>
      <text:p text:style-name="P36"/>
      <text:p text:style-name="P49"><text:span text:style-name="T3">78.</text:span><text:span text:style-name="T11">How do you insert a new item at the beginning, middle, or end of a list?</text:span></text:p>
      <text:p text:style-name="P47"><text:span text:style-name="T15">Ans</text:span><text:span text:style-name="T3">. </text:span></text:p>
      <text:list xml:id="list144228399772927" text:continue-numbering="true" text:style-name="List_20_1">
        <text:list-item>
          <text:list>
            <text:list-item>
              <text:list>
                <text:list-item>
                  <text:p text:style-name="P77"><text:span text:style-name="T5">Beginning – list.insert(</text:span><text:span text:style-name="T6">0,value</text:span><text:span text:style-name="T5">)</text:span></text:p>
                </text:list-item>
                <text:list-item>
                  <text:p text:style-name="P77"><text:span text:style-name="T5">Middle – list.</text:span><text:span text:style-name="T6">insert</text:span><text:span text:style-name="T5">(</text:span><text:span text:style-name="T6">index,value)</text:span></text:p>
                </text:list-item>
                <text:list-item>
                  <text:p text:style-name="P74">End – list.append(value)</text:p>
                </text:list-item>
              </text:list>
            </text:list-item>
          </text:list>
        </text:list-item>
      </text:list>
      <text:p text:style-name="P38"/>
      <text:p text:style-name="P51"><text:span text:style-name="T3">79.</text:span><text:span text:style-name="T11">How do you remove an item from al list?</text:span></text:p>
      <text:p text:style-name="P50"><text:span text:style-name="T15">Ans</text:span><text:span text:style-name="T3">. list.remove(value)</text:span></text:p>
      <text:p text:style-name="P38"/>
      <text:p text:style-name="P51"><text:span text:style-name="T3">80.</text:span><text:span text:style-name="T11">How do you remove the item at a given index from a list?</text:span></text:p>
      <text:p text:style-name="P50"><text:span text:style-name="T15">Ans</text:span><text:span text:style-name="T3">.list.pop(index)</text:span></text:p>
      <text:p text:style-name="P38"/>
      <text:p text:style-name="P53"><text:span text:style-name="T3">81.</text:span><text:span text:style-name="T11">How do you check if a list contains a value?</text:span></text:p>
      <text:p text:style-name="P52"><text:span text:style-name="T15">Ans</text:span><text:span text:style-name="T3">.</text:span><text:span text:style-name="T7"> value in list</text:span></text:p>
      <text:p text:style-name="P39"/>
      <text:p text:style-name="P55"><text:span text:style-name="T3">82.</text:span><text:span text:style-name="T11">How do you combine two or most lists to create a larger list?</text:span></text:p>
      <text:p text:style-name="P54"><text:span text:style-name="T15">Ans</text:span><text:span text:style-name="T3">. </text:span><text:span text:style-name="T8">list.extend(list2)</text:span></text:p>
      <text:p text:style-name="P40"/>
      <text:p text:style-name="P57"><text:span text:style-name="T3">83.</text:span><text:span text:style-name="T11">How do you create a copy of a list?</text:span></text:p>
      <text:p text:style-name="P56"><text:span text:style-name="T15">Ans</text:span><text:span text:style-name="T3">. list1=list or list2=list.copy()</text:span></text:p>
      <text:p text:style-name="P41"/>
      <text:p text:style-name="P59"><text:span text:style-name="T3">84.</text:span><text:span text:style-name="T11">Does the expression `a_new_list = a_list` create a copy of the list `a_list`?</text:span></text:p>
      <text:p text:style-name="P58"><text:span text:style-name="T15">Ans</text:span><text:span text:style-name="T3">. yes</text:span></text:p>
      <text:p text:style-name="P42"/>
      <text:p text:style-name="P59"><text:span text:style-name="T3">85.</text:span><text:span text:style-name="T11">Where can you find the list of all the methods supported by lists?</text:span></text:p>
      <text:p text:style-name="P58"><text:span text:style-name="T15">Ans</text:span><text:span text:style-name="T3">. </text:span><text:span text:style-name="T12">dir(list)</text:span></text:p>
      <text:p text:style-name="P42"/>
      <text:p text:style-name="P60"><text:span text:style-name="T3">86.</text:span><text:span text:style-name="T11">What is a Tuple in Python?</text:span></text:p>
      <text:p text:style-name="P58"><text:span text:style-name="T15">Ans</text:span><text:span text:style-name="T3">. Tuple is a data type to group different data types which can no tbe changed</text:span></text:p>
      <text:p text:style-name="P42"/>
      <text:p text:style-name="P60"><text:span text:style-name="T3">87.</text:span><text:span text:style-name="T11"> How is a tuple different from a list?</text:span></text:p>
      <text:p text:style-name="P58"><text:span text:style-name="T15">Ans</text:span><text:span text:style-name="T3">. Tuple is immutable </text:span><text:span text:style-name="T9">list is mutable</text:span></text:p>
      <text:p text:style-name="P43"/>
      <text:p text:style-name="P62"><text:span text:style-name="T3">88.</text:span><text:span text:style-name="T11">Can you add or remove elements in a tuple?</text:span></text:p>
      <text:p text:style-name="P61"><text:span text:style-name="T15">Ans</text:span><text:span text:style-name="T3">.No</text:span></text:p>
      <text:p text:style-name="P44"/>
      <text:p text:style-name="P62"><text:span text:style-name="T3">89.</text:span><text:span text:style-name="T11">How do you create a tuple with just one element?</text:span></text:p>
      <text:p text:style-name="P61"><text:soft-page-break/><text:span text:style-name="T15">Ans</text:span><text:span text:style-name="T3">. t=(7,)</text:span></text:p>
      <text:p text:style-name="P44"/>
      <text:p text:style-name="P62"><text:span text:style-name="T3">90.</text:span><text:span text:style-name="T11">How do you convert a tuple to a list and vice versa?</text:span></text:p>
      <text:p text:style-name="P61"><text:span text:style-name="T15">Ans</text:span><text:span text:style-name="T3">. </text:span></text:p>
      <text:list xml:id="list144228332816639" text:continue-numbering="true" text:style-name="List_20_1">
        <text:list-item>
          <text:list>
            <text:list-item>
              <text:list>
                <text:list-item>
                  <text:p text:style-name="P75">l=list(t)</text:p>
                </text:list-item>
                <text:list-item>
                  <text:p text:style-name="P75">t=tuple(l)</text:p>
                </text:list-item>
              </text:list>
            </text:list-item>
          </text:list>
        </text:list-item>
      </text:list>
      <text:p text:style-name="P44"/>
      <text:p text:style-name="P62"><text:span text:style-name="T3">91.</text:span><text:span text:style-name="T11">What are the `count` and `index` method of a Tuple used for?</text:span></text:p>
      <text:p text:style-name="P61"><text:span text:style-name="T15">Ans</text:span><text:span text:style-name="T3">. </text:span></text:p>
      <text:p text:style-name="P44"/>
      <text:p text:style-name="P62"><text:span text:style-name="T3">92.</text:span><text:span text:style-name="T11">What is a dictionary in Python?</text:span></text:p>
      <text:p text:style-name="P61"><text:span text:style-name="T15">Ans</text:span><text:span text:style-name="T3">. It is collection of key-value pairs,where you can access values using keys</text:span></text:p>
      <text:p text:style-name="P44"/>
      <text:p text:style-name="P62"><text:span text:style-name="T3">93.</text:span><text:span text:style-name="T11">How do you create a dictionary?</text:span></text:p>
      <text:p text:style-name="P61"><text:span text:style-name="T15">Ans</text:span><text:span text:style-name="T3">. dict1={}</text:span></text:p>
      <text:p text:style-name="P44"/>
      <text:p text:style-name="P62"><text:span text:style-name="T3">94.</text:span><text:span text:style-name="T11">What are keys and values?</text:span></text:p>
      <text:p text:style-name="P61"><text:span text:style-name="T15">Ans</text:span><text:span text:style-name="T3">. </text:span><text:span text:style-name="T10">Keys are the identities of the attributes/elements of the dictionary and values are the actual data stored in them.</text:span></text:p>
      <text:p text:style-name="P45"/>
      <text:p text:style-name="P62"><text:span text:style-name="T3">95.</text:span><text:span text:style-name="T11">How do you access the value associated with a specific key in a dictionary?</text:span></text:p>
      <text:p text:style-name="P61"><text:span text:style-name="T15">Ans</text:span><text:span text:style-name="T3">. dict1[key]</text:span></text:p>
      <text:p text:style-name="P44"/>
      <text:p text:style-name="P62"><text:span text:style-name="T3">96.</text:span><text:span text:style-name="T11">What happens if you try to access the value for a key that doesn't exist in a dictionary?</text:span></text:p>
      <text:p text:style-name="P61"><text:span text:style-name="T15">Ans</text:span><text:span text:style-name="T3">. You get KeyError</text:span></text:p>
      <text:p text:style-name="P44"/>
      <text:p text:style-name="P62"><text:span text:style-name="T3">97.</text:span><text:span text:style-name="T11">What is the `.get` method of a dictionary used for?</text:span></text:p>
      <text:p text:style-name="P61"><text:span text:style-name="T15">Ans</text:span><text:span text:style-name="T3">.To get the value of the specific key.</text:span></text:p>
      <text:p text:style-name="P44"/>
      <text:p text:style-name="P62"><text:span text:style-name="T3">98.</text:span><text:span text:style-name="T11">How do you change the value associated with a key in a dictionary?</text:span></text:p>
      <text:p text:style-name="P61"><text:span text:style-name="T15">Ans</text:span><text:span text:style-name="T3">.d[key]=new_value</text:span></text:p>
      <text:p text:style-name="P44"/>
      <text:p text:style-name="P62"><text:span text:style-name="T3">99.</text:span><text:span text:style-name="T11">How do you add or remove a key-value pair in a dictionary?</text:span></text:p>
      <text:p text:style-name="P61"><text:span text:style-name="T15">Ans</text:span><text:span text:style-name="T3">.</text:span></text:p>
      <text:list xml:id="list144228963651810" text:continue-numbering="true" text:style-name="List_20_1">
        <text:list-item>
          <text:list>
            <text:list-item>
              <text:list>
                <text:list-item>
                  <text:p text:style-name="P75">Adding : d[new_key]=new_value</text:p>
                </text:list-item>
                <text:list-item>
                  <text:p text:style-name="P75">Removing : del d[key]</text:p>
                </text:list-item>
              </text:list>
            </text:list-item>
          </text:list>
        </text:list-item>
      </text:list>
      <text:p text:style-name="P44"/>
      <text:p text:style-name="P62"><text:span text:style-name="T3">100.</text:span><text:span text:style-name="T11">How do you access the keys, values, and key-value pairs within a dictionary?</text:span></text:p>
      <text:p text:style-name="P61"><text:span text:style-name="T15">Ans</text:span><text:span text:style-name="T3">.</text:span></text:p>
      <text:list xml:id="list144229128900985" text:continue-numbering="true" text:style-name="List_20_1">
        <text:list-item>
          <text:list>
            <text:list-item>
              <text:list>
                <text:list-item>
                  <text:p text:style-name="P75">Keys : d.keys()</text:p>
                </text:list-item>
                <text:list-item>
                  <text:p text:style-name="P75">Values : d.values()</text:p>
                </text:list-item>
                <text:list-item>
                  <text:p text:style-name="P75">both : d.items()</text:p>
                </text:list-item>
              </text:list>
            </text:list-item>
          </text:list>
        </text:list-item>
      </text:list>
      <text:p text:style-name="P44"/>
      <text:p text:style-name="P42"/>
      <text:p text:style-name="P34"><text:tab/></text:p>
      <text:p text:style-name="P29"/>
      <text:p text:style-name="P29"/>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7-08T13:57:40.497480338</dc:date>
    <meta:editing-duration>PT2H10M25S</meta:editing-duration>
    <meta:editing-cycles>29</meta:editing-cycles>
    <meta:generator>LibreOffice/7.3.7.2$Linux_X86_64 LibreOffice_project/30$Build-2</meta:generator>
    <meta:document-statistic meta:table-count="0" meta:image-count="0" meta:object-count="0" meta:page-count="7" meta:paragraph-count="237" meta:word-count="1812" meta:character-count="10479" meta:non-whitespace-character-count="8892"/>
  </office:meta>
</office:document-meta>
</file>